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5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fo:font-size="30pt" fo:font-weight="normal" style:font-size-asian="30pt" style:font-size-complex="18pt"/>
    </style:style>
    <style:style style:name="P3" style:family="paragraph">
      <style:paragraph-properties fo:text-align="center"/>
      <style:text-properties style:font-name="Comic Sans MS1" fo:font-size="30pt" style:font-size-asian="30pt"/>
    </style:style>
    <style:style style:name="P4" style:family="paragraph">
      <style:text-properties style:font-name="Comic Sans MS1" fo:font-size="25pt" style:font-size-asian="25pt" style:font-size-complex="25pt"/>
    </style:style>
    <style:style style:name="T1" style:family="text">
      <style:text-properties style:font-name="Comic Sans MS1" fo:font-size="30pt" fo:font-weight="normal" style:font-size-asian="30pt" style:font-size-complex="18pt"/>
    </style:style>
    <style:style style:name="T2" style:family="text">
      <style:text-properties style:font-name="Comic Sans MS1" fo:font-size="30pt" style:font-size-asian="30pt"/>
    </style:style>
    <style:style style:name="T3" style:family="text">
      <style:text-properties style:font-name="Comic Sans MS1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6.4cm" svg:height="3.8cm" svg:x="1.6cm" svg:y="15.8cm">
          <text:p text:style-name="P1"><text:span text:style-name="T1">ChibiOS/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6.4cm" svg:height="5cm" svg:x="1.6cm" svg:y="10.4cm">
          <text:p text:style-name="P1"><text:span text:style-name="T1">Ajhc 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6.4cm" svg:height="8.6cm" svg:x="1.6cm" svg:y="1.4cm">
          <text:p text:style-name="P1"><text:span text:style-name="T1">Haskell source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974cm" svg:height="2.1cm" svg:x="2.2cm" svg:y="3.1cm">
          <text:p text:style-name="P1"><text:span text:style-name="T2">Thread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6.756cm" svg:height="2.13cm" svg:x="15.9cm" svg:y="3.07cm">
          <text:p text:style-name="P1"><text:span text:style-name="T2">Thread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5.687cm" svg:y1="5.2cm" svg:x2="5.687cm" svg:y2="7.2cm" draw:start-shape="id1" draw:start-glue-point="2" draw:end-shape="id2" svg:d="m5687 5200v2000" svg:viewBox="0 0 1 2001">
          <text:p/>
        </draw:connector>
        <draw:custom-shape draw:style-name="gr2" draw:text-style-name="P3" xml:id="id4" draw:id="id4" draw:layer="layout" svg:width="8.7cm" svg:height="2.1cm" svg:x="14.9cm" svg:y="16.6cm">
          <text:p text:style-name="P1"><text:span text:style-name="T2">chThd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.974cm" svg:height="2.1cm" svg:x="2.2cm" svg:y="7.2cm">
          <text:p text:style-name="P1"><text:span text:style-name="T2">fork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12.774cm" svg:height="2.1cm" svg:x="4.2cm" svg:y="12.6cm">
          <text:p text:style-name="P1"><text:span text:style-name="T2">forkOS_create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174cm" svg:y1="8.25cm" svg:x2="10.587cm" svg:y2="12.6cm" draw:start-shape="id2" draw:start-glue-point="1" draw:end-shape="id3" svg:d="m9174 8250c942 0 1413 1450 1413 4350" svg:viewBox="0 0 1414 4351">
          <text:p/>
        </draw:connector>
        <draw:connector draw:style-name="gr3" draw:text-style-name="P1" draw:layer="layout" draw:type="curve" svg:x1="10.587cm" svg:y1="14.7cm" svg:x2="14.9cm" svg:y2="17.65cm" draw:start-shape="id3" draw:start-glue-point="2" draw:end-shape="id4" draw:end-glue-point="3" svg:d="m10587 14700c0 1967 1437 2950 4313 2950" svg:viewBox="0 0 4314 2951">
          <text:p/>
        </draw:connector>
        <draw:custom-shape draw:style-name="gr2" draw:text-style-name="P3" xml:id="id5" draw:id="id5" draw:layer="layout" svg:width="16.674cm" svg:height="2.1cm" svg:x="10.926cm" svg:y="7.2cm">
          <text:p text:style-name="P1"><text:span text:style-name="T2">forkOScreateThreadWr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9.25cm" svg:y1="16.6cm" svg:x2="19.263cm" svg:y2="9.3cm" draw:start-shape="id4" draw:end-shape="id5" svg:d="m19250 16600c0-5473 13-1824 13-7300" svg:viewBox="0 0 14 7301">
          <text:p/>
        </draw:connector>
        <draw:connector draw:style-name="gr3" draw:text-style-name="P1" draw:layer="layout" draw:type="curve" svg:x1="19.263cm" svg:y1="7.2cm" svg:x2="19.278cm" svg:y2="5.2cm" draw:start-shape="id5" draw:start-glue-point="0" draw:end-shape="id6" svg:d="m19263 7200c0-1498 15-499 15-2000" svg:viewBox="0 0 16 2001">
          <text:p/>
        </draw:connector>
        <draw:line draw:style-name="gr4" draw:text-style-name="P1" draw:layer="layout" svg:x1="2.1cm" svg:y1="6.2cm" svg:x2="25.3cm" svg:y2="6.2cm">
          <text:p/>
        </draw:line>
        <draw:frame draw:style-name="gr5" draw:text-style-name="P4" draw:layer="layout" svg:width="2.1cm" svg:height="1.679cm" svg:x="25.5cm" svg:y="5.421cm">
          <draw:text-box>
            <text:p><text:span text:style-name="T3">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10-06T14:20:45.714564309</dc:date>
    <dc:creator>Okabe Kiwamu</dc:creator>
    <meta:editing-duration>PT57M55S</meta:editing-duration>
    <meta:editing-cycles>83</meta:editing-cycles>
    <meta:generator>LibreOffice/4.1.1.2$Linux_X86_64 LibreOffice_project/410m0$Build-2</meta:generator>
    <meta:document-statistic meta:object-count="16"/>
  </office:meta>
</office:document-meta>
</file>